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Garamond" svg:font-family="Garamond"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Cambria" svg:font-family="Cambri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text-align="end" style:justify-single-word="false" style:page-number="auto">
        <style:tab-stops/>
      </style:paragraph-properties>
      <style:text-properties style:font-name="Arial1" fo:font-size="8pt" style:font-size-asian="8pt" style:font-name-complex="Arial2" style:font-size-complex="8pt"/>
    </style:style>
    <style:style style:name="P2" style:family="paragraph" style:parent-style-name="Footer" style:master-page-name="">
      <style:paragraph-properties fo:text-align="end" style:justify-single-word="false" style:page-number="auto"/>
    </style:style>
    <style:style style:name="P3" style:family="paragraph" style:parent-style-name="Footer">
      <style:text-properties fo:color="#a6a6a6" style:font-name="Arial1" fo:font-size="8pt" officeooo:paragraph-rsid="00088a3a" style:font-size-asian="8pt" style:font-name-complex="Arial2" style:font-size-complex="8pt"/>
    </style:style>
    <style:style style:name="P4" style:family="paragraph" style:parent-style-name="Standard" style:master-page-name="Standard">
      <style:paragraph-properties fo:margin-top="0cm" fo:margin-bottom="0cm" loext:contextual-spacing="false" fo:line-height="100%" fo:orphans="2" fo:widows="2" style:page-number="auto" fo:break-before="page" style:writing-mode="lr-tb"/>
      <style:text-properties fo:font-size="8pt" fo:language="en" fo:country="GB" officeooo:paragraph-rsid="00088a3a" style:font-size-asian="8pt" style:font-size-complex="8pt"/>
    </style:style>
    <style:style style:name="P5" style:family="paragraph" style:parent-style-name="Heading_20_2">
      <style:text-properties fo:language="en" fo:country="GB"/>
    </style:style>
    <style:style style:name="P6" style:family="paragraph" style:parent-style-name="Heading_20_2">
      <style:text-properties fo:language="en" fo:country="GB" officeooo:rsid="000ed9c4" officeooo:paragraph-rsid="000ed9c4"/>
    </style:style>
    <style:style style:name="P7" style:family="paragraph" style:parent-style-name="Title">
      <style:paragraph-properties fo:margin-top="0.101cm" fo:margin-bottom="0.21cm" loext:contextual-spacing="false"/>
      <style:text-properties fo:font-size="22pt" fo:language="en" fo:country="GB" officeooo:rsid="000a72c5" officeooo:paragraph-rsid="000a72c5" style:font-size-asian="22pt" style:font-size-complex="22pt"/>
    </style:style>
    <style:style style:name="P8" style:family="paragraph" style:parent-style-name="Heading_20_1">
      <style:text-properties fo:language="en" fo:country="GB" officeooo:rsid="000b8ece" officeooo:paragraph-rsid="000b8ece"/>
    </style:style>
    <style:style style:name="P9" style:family="paragraph" style:parent-style-name="Innehåll_20_1">
      <style:text-properties fo:language="en" fo:country="GB"/>
    </style:style>
    <style:style style:name="P10" style:family="paragraph" style:parent-style-name="Text_20_body">
      <style:text-properties fo:language="en" fo:country="GB"/>
    </style:style>
    <style:style style:name="P11" style:family="paragraph" style:parent-style-name="Text_20_body">
      <style:text-properties fo:language="en" fo:country="GB" officeooo:paragraph-rsid="000b8ece"/>
    </style:style>
    <style:style style:name="P12" style:family="paragraph" style:parent-style-name="Text_20_body">
      <style:text-properties fo:language="en" fo:country="GB" officeooo:rsid="000b8ece" officeooo:paragraph-rsid="000b8ece"/>
    </style:style>
    <style:style style:name="P13" style:family="paragraph" style:parent-style-name="Text_20_body">
      <style:text-properties fo:language="en" fo:country="GB" officeooo:rsid="000c388d" officeooo:paragraph-rsid="000c388d"/>
    </style:style>
    <style:style style:name="P14" style:family="paragraph" style:parent-style-name="Text_20_body">
      <style:text-properties fo:language="en" fo:country="GB" officeooo:rsid="000c388d" officeooo:paragraph-rsid="000ed9c4"/>
    </style:style>
    <style:style style:name="P15" style:family="paragraph" style:parent-style-name="Text_20_body">
      <style:text-properties fo:language="en" fo:country="GB" officeooo:rsid="000dd4c3" officeooo:paragraph-rsid="000dd4c3"/>
    </style:style>
    <style:style style:name="P16" style:family="paragraph" style:parent-style-name="Text_20_body">
      <style:text-properties fo:language="en" fo:country="GB" officeooo:rsid="000ed9c4" officeooo:paragraph-rsid="000ed9c4"/>
    </style:style>
    <style:style style:name="T1" style:family="text">
      <style:text-properties fo:color="#808080" officeooo:rsid="000a72c5"/>
    </style:style>
    <style:style style:name="T2" style:family="text">
      <style:text-properties style:font-name="Arial1" fo:font-size="8pt" style:font-size-asian="8pt" style:font-name-complex="Arial2" style:font-size-complex="8pt"/>
    </style:style>
    <style:style style:name="T3" style:family="text">
      <style:text-properties officeooo:rsid="000b8ece"/>
    </style:style>
    <style:style style:name="T4" style:family="text">
      <style:text-properties officeooo:rsid="000c388d"/>
    </style:style>
    <style:style style:name="T5" style:family="text">
      <style:text-properties fo:font-style="italic" style:font-style-asian="italic" style:font-style-complex="italic"/>
    </style:style>
    <style:style style:name="T6" style:family="text">
      <style:text-properties fo:font-style="italic" officeooo:rsid="000ed9c4" style:font-style-asian="italic" style:font-style-complex="italic"/>
    </style:style>
    <style:style style:name="T7" style:family="text">
      <style:text-properties officeooo:rsid="000ed9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p>
      <text:p text:style-name="P7">Miakonn’s MapViewer</text:p>
      <text:p text:style-name="P9"/>
      <text:p text:style-name="P9"/>
      <text:h text:style-name="P8" text:outline-level="1">About</text:h>
      <text:h text:style-name="P8" text:outline-level="1"><text:bookmark-start text:name="__RefHeading__3763_2099304760"/>Installation<text:bookmark-end text:name="__RefHeading__3763_2099304760"/></text:h>
      <text:p text:style-name="P11"><text:span text:style-name="T3">The software need .Net 4.5 to work. It also needs two monitors connected to the computer.</text:span></text:p>
      <text:p text:style-name="P12">Double-click the file InstallMapViewer.msi to install the software.</text:p>
      <text:h text:style-name="P8" text:outline-level="1"><text:bookmark-start text:name="__RefHeading__3769_2099304760"/>How to use<text:bookmark-end text:name="__RefHeading__3769_2099304760"/></text:h>
      <text:p text:style-name="P10"/>
      <text:p text:style-name="P12">The program is meant to be run on two monitors, one normal for the game master and one large monitor for the players <text:span text:style-name="T4">(public)</text:span>.</text:p>
      <text:p text:style-name="P12"/>
      <text:h text:style-name="P5" text:outline-level="2">Calibrati<text:span text:style-name="T4">on monitor</text:span></text:h>
      <text:p text:style-name="P13">In order for the software to function properly, the large monitor needs to <text:span text:style-name="T7">be </text:span>calibrated once. Select the command <text:span text:style-name="T5">Calibrate display</text:span> to start calibrating. This opens a dialogue.</text:p>
      <text:p text:style-name="P13">First select the monitor which are to be used for public display. The software tries to find the monitor size in pixels and mm for the selected monitor. If it doesn’t succeed, fill in the missing values.</text:p>
      <text:p text:style-name="P15">The values are saved and recalibration is only needed if you change public monitor.</text:p>
      <text:h text:style-name="P5" text:outline-level="2">Calibration image</text:h>
      <text:p text:style-name="P16">Open an image with command <text:span text:style-name="T5">Open image</text:span>.</text:p>
      <text:p text:style-name="P14"><text:span text:style-name="T7">I</text:span>n order for the software to function properly, <text:span text:style-name="T7">each image needs</text:span> to <text:span text:style-name="T7">be </text:span>calibrated once. Select the command <text:span text:style-name="T5">Calibrate </text:span><text:s/><text:span text:style-name="T7">under the tab </text:span><text:span text:style-name="T6">Setup</text:span><text:span text:style-name="T7">. <text:s/></text:span>to start calibrating. <text:span text:style-name="T7">Click at the start of a known distance in the image.</text:span></text:p>
      <text:h text:style-name="P6" text:outline-level="2">Displaying and publishing</text:h>
      <text:p text:style-name="P16">In order to view a map on the public display you need to select the button <text:span text:style-name="T5">Show display</text:span>.</text:p>
      <text:p text:style-name="P16">Some changes are not shown automatically on the public window, such as masking, changing of scale and loading of a new image. To show these you need to press the button <text:span text:style-name="T5">Publish</text:span>.</text:p>
      <text:p text:style-name="P16">You can also hide the public window by pressing the button <text:span text:style-name="T5">Hide</text:span>.</text:p>
      <text:h text:style-name="P5" text:outline-level="2">Masking <text:span text:style-name="T7">and unmasking</text:span></text:h>
      <text:p text:style-name="P16"/>
      <text:h text:style-name="P5" text:outline-level="2">Overlay</text:h>
      <text:p text:style-name="P16"/>
      <text:h text:style-name="P5" text:outline-level="2">Scaling</text:h>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Garamond" svg:font-family="Garamond"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Cambria" svg:font-family="Cambri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sv" fo:country="SE" style:letter-kerning="true" style:font-name-asian="SimSun" style:font-size-asian="11pt" style:language-asian="sv" style:country-asian="SE"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sv" fo:country="SE" style:letter-kerning="true" style:font-name-asian="SimSun" style:font-size-asian="11pt" style:language-asian="sv" style:country-asian="SE"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loext:contextual-spacing="false"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line-height="100%" fo:padding-left="0cm" fo:padding-right="0cm" fo:padding-top="0cm" fo:padding-bottom="0.035cm" fo:border-left="none" fo:border-right="none" fo:border-top="none" fo:border-bottom="0.51pt solid #00000a" fo:keep-with-next="always"/>
      <style:text-properties style:font-name="Cambria" fo:font-family="Cambria" style:font-family-generic="swiss" style:font-pitch="variable" fo:font-size="26pt" fo:letter-spacing="0.009cm" style:font-name-asian="SimSun" style:font-family-asian="SimSun"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Text_20_body" style:class="chapter">
      <style:paragraph-properties fo:margin-top="0cm" fo:margin-bottom="1.058cm" loext:contextual-spacing="false" fo:text-align="center" style:justify-single-word="false"/>
      <style:text-properties style:font-name="Cambria1" fo:font-family="Cambria" style:font-family-generic="roman" style:font-pitch="variable" fo:font-size="12pt" fo:letter-spacing="0.023cm" fo:font-style="italic" style:font-size-asian="12pt" style:font-style-asian="italic" style:font-size-complex="12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style:tab-stops>
          <style:tab-stop style:position="1.499cm"/>
        </style:tab-stops>
      </style:paragraph-properties>
      <style:text-properties style:font-name="Cambria1"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loext:graphic-properties draw:fill="none" draw:fill-color="#99ccff"/>
      <style:paragraph-properties fo:margin-top="0.6cm" fo:margin-bottom="0cm" loext:contextual-spacing="false" fo:background-color="transparent" style:shadow="none">
        <style:tab-stops>
          <style:tab-stop style:position="1.499cm"/>
        </style:tab-stops>
      </style:paragraph-properties>
      <style:text-properties style:font-name="Cambria1"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_20_2" style:next-style-name="Text_20_body" style:default-outline-level="3" style:class="text">
      <style:paragraph-properties fo:margin-left="1.499cm" fo:margin-right="0cm" fo:margin-top="0.499cm" fo:margin-bottom="0cm" loext:contextual-spacing="false" fo:line-height="113%" fo:text-indent="-1.499cm" style:auto-text-indent="false">
        <style:tab-stops/>
      </style:paragraph-properties>
      <style:text-properties style:font-name="Cambria1" fo:font-family="Cambria" style:font-family-generic="roman" style:font-pitch="variable" fo:font-size="12pt"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style:text-properties style:font-name="Cambria1"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style:text-properties fo:color="#7f7f7f" style:font-name="Cambria1" fo:font-family="Cambria" style:font-family-generic="roman" style:font-pitch="variable"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cm" fo:margin-bottom="0cm" loext:contextual-spacing="false" fo:line-height="113%"/>
      <style:text-properties fo:color="#7f7f7f" style:font-name="Cambria1" fo:font-family="Cambria"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loext:contextual-spacing="false"/>
      <style:text-properties style:font-name="Cambria1"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cm" loext:contextual-spacing="false"/>
      <style:text-properties style:font-name="Cambria1" fo:font-family="Cambria"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cm" loext:contextual-spacing="false"/>
      <style:text-properties style:font-name="Cambria1" fo:font-family="Cambria" style:font-family-generic="roman" style:font-pitch="variable" fo:font-size="10pt" fo:letter-spacing="0.009cm" fo:font-style="italic" style:font-size-asian="10pt" style:font-style-asian="italic" style:font-size-complex="10pt" style:font-style-complex="italic"/>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Bröd" style:family="paragraph" style:parent-style-name="Standard"/>
    <style:style style:name="Balloon_20_Text" style:display-name="Balloon Text" style:family="paragraph" style:parent-style-name="Standard"/>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Standard"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class="index">
      <style:paragraph-properties fo:margin-left="0.423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caption" style:family="paragraph" style:parent-style-name="Standard"/>
    <style:style style:name="No_20_Spacing" style:display-name="No Spacing" style:family="paragraph" style:parent-style-name="Standard"/>
    <style:style style:name="List_20_Paragraph" style:display-name="List Paragraph" style:family="paragraph" style:parent-style-name="Standard"/>
    <style:style style:name="Quote" style:family="paragraph" style:parent-style-name="Standard"/>
    <style:style style:name="Intense_20_Quote" style:display-name="Intense Quot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ltext" style:family="paragraph" style:parent-style-name="Text_20_body" style:class="text">
      <style:paragraph-properties fo:margin-top="0cm" fo:margin-bottom="0cm" loext:contextual-spacing="false"/>
      <style:text-properties style:font-name="Courier New" fo:font-family="'Courier New'" style:font-family-generic="modern" style:font-pitch="fixed" fo:font-size="10pt" fo:font-style="italic" style:font-size-asian="10pt" style:font-style-asian="italic" style:font-size-complex="10pt" style:font-style-complex="italic"/>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DocumentHeader" style:family="paragraph" style:parent-style-name="Standard">
      <style:paragraph-properties fo:margin-top="0cm" fo:margin-bottom="0cm" loext:contextual-spacing="false"/>
      <style:text-properties fo:font-weight="normal" style:font-weight-asian="normal" style:font-weight-complex="normal"/>
    </style:style>
    <style:style style:name="Normal" style:family="paragraph">
      <style:paragraph-properties fo:margin-top="0cm" fo:margin-bottom="0.212cm" loext:contextual-spacing="false" fo:line-height="100%" fo:hyphenation-ladder-count="no-limit"/>
      <style:text-properties style:font-name="Garamond" fo:font-family="Garamond" style:font-family-generic="roman" style:font-pitch="variable" style:font-size-complex="12pt" fo:hyphenate="false" fo:hyphenation-remain-char-count="2" fo:hyphenation-push-char-count="2"/>
    </style:style>
    <style:style style:name="Liststyck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Innehåll_20_1" style:display-name="Innehåll 1" style:family="paragraph" style:parent-style-name="Normal" style:next-style-name="Normal">
      <style:paragraph-properties fo:margin-top="0cm" fo:margin-bottom="0cm" loext:contextual-spacing="false" fo:line-height="100%" fo:hyphenation-ladder-count="no-limit">
        <style:tab-stops>
          <style:tab-stop style:position="0.741cm"/>
          <style:tab-stop style:position="15.984cm" style:type="right" style:leader-style="dotted" style:leader-text="."/>
        </style:tab-stops>
      </style:paragraph-properties>
      <style:text-properties fo:color="#000000" style:font-name="Calibri1" fo:font-family="Calibri" style:font-style-name="Standard" style:font-family-generic="swiss" style:font-pitch="variable" fo:font-size="10pt" fo:language="sv" fo:country="SE" style:font-size-complex="11pt" style:language-complex="ar" style:country-complex="SA" fo:hyphenate="false" fo:hyphenation-remain-char-count="2" fo:hyphenation-push-char-count="2"/>
    </style:style>
    <style:style style:name="Innehåll_20_2" style:display-name="Innehåll 2" style:family="paragraph" style:parent-style-name="Normal" style:next-style-name="Normal">
      <style:paragraph-properties fo:margin-left="0.741cm" fo:margin-right="0cm" fo:margin-top="0cm" fo:margin-bottom="0cm" loext:contextual-spacing="false" fo:line-height="100%" fo:hyphenation-ladder-count="no-limit" fo:text-indent="0cm" style:auto-text-indent="false">
        <style:tab-stops>
          <style:tab-stop style:position="1.55cm"/>
          <style:tab-stop style:position="16cm" style:type="right" style:leader-style="dotted" style:leader-text="."/>
        </style:tab-stops>
      </style:paragraph-properties>
      <style:text-properties fo:color="#000000" style:font-name="Calibri1" fo:font-family="Calibri" style:font-style-name="Standard" style:font-family-generic="swiss" style:font-pitch="variable" fo:font-size="9pt" fo:language="sv" fo:country="SE" style:text-underline-style="none" style:font-size-asian="9pt"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Rubrik_20_Char" style:display-name="Rubrik Char" style:family="text" style:parent-style-name="Default_20_Paragraph_20_Font"/>
    <style:style style:name="Rubrik_20_1_20_Char" style:display-name="Rubrik 1 Char" style:family="text" style:parent-style-name="Default_20_Paragraph_20_Font"/>
    <style:style style:name="Rubrik_20_2_20_Char" style:display-name="Rubrik 2 Char" style:family="text" style:parent-style-name="Default_20_Paragraph_20_Font"/>
    <style:style style:name="Sidfot_20_Char" style:display-name="Sidfot Char" style:family="text" style:parent-style-name="Default_20_Paragraph_20_Font"/>
    <style:style style:name="Placeholder_20_Text" style:display-name="Placeholder Text" style:family="text" style:parent-style-name="Default_20_Paragraph_20_Font"/>
    <style:style style:name="Rubrik_20_3_20_Char" style:display-name="Rubrik 3 Char" style:family="text" style:parent-style-name="Default_20_Paragraph_20_Font"/>
    <style:style style:name="Rubrik_20_4_20_Char" style:display-name="Rubrik 4 Char" style:family="text" style:parent-style-name="Default_20_Paragraph_20_Font"/>
    <style:style style:name="Rubrik_20_5_20_Char" style:display-name="Rubrik 5 Char" style:family="text" style:parent-style-name="Default_20_Paragraph_20_Font"/>
    <style:style style:name="Rubrik_20_6_20_Char" style:display-name="Rubrik 6 Char" style:family="text" style:parent-style-name="Default_20_Paragraph_20_Font"/>
    <style:style style:name="Rubrik_20_7_20_Char" style:display-name="Rubrik 7 Char" style:family="text" style:parent-style-name="Default_20_Paragraph_20_Font"/>
    <style:style style:name="Rubrik_20_8_20_Char" style:display-name="Rubrik 8 Char" style:family="text" style:parent-style-name="Default_20_Paragraph_20_Font"/>
    <style:style style:name="Rubrik_20_9_20_Char" style:display-name="Rubrik 9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idhuvud_20_Char" style:display-name="Sidhuvud Char" style:family="text" style:parent-style-name="Default_20_Paragraph_20_Font"/>
    <style:style style:name="Underrubrik_20_Char" style:display-name="Underrubrik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t_20_Char" style:display-name="Citat Char" style:family="text" style:parent-style-name="Default_20_Paragraph_20_Font"/>
    <style:style style:name="Starkt_20_citat_20_Char" style:display-name="Starkt citat Char" style:family="text" style:parent-style-name="Default_20_Paragraph_20_Font"/>
    <style:style style:name="Subtle_20_Emphasis" style:display-name="Subtle Emphasis" style:family="text"/>
    <style:style style:name="Intense_20_Emphasis" style:display-name="Intense Emphasis" style:family="text"/>
    <style:style style:name="Subtle_20_Reference" style:display-name="Subtle Reference" style:family="text"/>
    <style:style style:name="Intense_20_Reference" style:display-name="Intense Reference" style:family="text"/>
    <style:style style:name="Book_20_Title" style:display-name="Book Title"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andardstycketeckensnitt"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Stark" style:family="text" style:parent-style-name="Standardstycketeckensnit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text:start-value="2">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4" style:family="table">
      <style:table-properties style:width="17.002cm" fo:margin-left="0cm" table:align="left" style:writing-mode="lr-tb"/>
    </style:style>
    <style:style style:name="Tabell4.A" style:family="table-column">
      <style:table-column-properties style:column-width="14.967cm"/>
    </style:style>
    <style:style style:name="Tabell4.B" style:family="table-column">
      <style:table-column-properties style:column-width="2.036cm"/>
    </style:style>
    <style:style style:name="Tabell4.1" style:family="table-row">
      <style:table-row-properties style:min-row-height="1.349cm" fo:keep-together="auto"/>
    </style:style>
    <style:style style:name="Tabell4.A1" style:family="table-cell">
      <style:table-cell-properties fo:padding-left="0cm" fo:padding-right="0cm" fo:padding-top="0.101cm" fo:padding-bottom="0.101cm" fo:border="none"/>
    </style:style>
    <style:style style:name="MP1" style:family="paragraph" style:parent-style-name="Header" style:master-page-name="">
      <style:paragraph-properties fo:text-align="end" style:justify-single-word="false" style:page-number="auto">
        <style:tab-stops/>
      </style:paragraph-properties>
      <style:text-properties style:font-name="Arial1" fo:font-size="8pt" style:font-size-asian="8pt" style:font-name-complex="Arial2" style:font-size-complex="8pt"/>
    </style:style>
    <style:style style:name="MP2" style:family="paragraph" style:parent-style-name="Footer">
      <style:text-properties fo:color="#a6a6a6" style:font-name="Arial1" fo:font-size="8pt" officeooo:paragraph-rsid="00088a3a" style:font-size-asian="8pt" style:font-name-complex="Arial2" style:font-size-complex="8pt"/>
    </style:style>
    <style:style style:name="MP3" style:family="paragraph" style:parent-style-name="Footer" style:master-page-name="">
      <style:paragraph-properties fo:text-align="end" style:justify-single-word="false" style:page-number="auto"/>
    </style:style>
    <style:style style:name="MT1" style:family="text">
      <style:text-properties fo:color="#808080" officeooo:rsid="000a72c5"/>
    </style:style>
    <style:style style:name="MT2" style:family="text">
      <style:text-properties style:font-name="Arial1" fo:font-size="8pt" style:font-size-asian="8pt" style:font-name-complex="Arial2" style:font-size-complex="8pt"/>
    </style:style>
    <style:page-layout style:name="Mpm1">
      <style:page-layout-properties fo:page-width="20.989cm" fo:page-height="29.7cm" style:num-format="1" style:print-orientation="portrait" fo:margin-top="1.251cm" fo:margin-bottom="1.284cm" fo:margin-left="2cm" fo:margin-right="1.986cm" style:writing-mode="lr-tb" style:layout-grid-color="#c0c0c0" style:layout-grid-lines="2717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svg:height="0.847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el</text:p>
      </style:header>
      <style:footer>
        <table:table table:name="Tabell4" table:style-name="Tabell4">
          <table:table-column table:style-name="Tabell4.A"/>
          <table:table-column table:style-name="Tabell4.B"/>
          <table:table-row table:style-name="Tabell4.1">
            <table:table-cell table:style-name="Tabell4.A1" office:value-type="string">
              <text:p text:style-name="MP2"><text:span text:style-name="MT1">Copy rIght Anders Blom 2016</text:span></text:p>
            </table:table-cell>
            <table:table-cell table:style-name="Tabell4.A1" office:value-type="string">
              <text:p text:style-name="MP3"><text:span text:style-name="MT2">Page </text:span><text:page-number text:select-page="current">2</text:page-number><text:span text:style-name="MT2">(</text:span><text:page-count>1</text:page-count><text:span text:style-name="MT2">)</text:span></text:p>
            </table:table-cell>
          </table:table-row>
        </table:table>
        <text:p text:style-name="Footer"/>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al File</dc:title>
    <dc:subject>P001-1</dc:subject>
    <meta:initial-creator>Herr Författare</meta:initial-creator>
    <meta:editing-cycles>90</meta:editing-cycles>
    <meta:print-date>2011-09-27T08:31:00</meta:print-date>
    <meta:creation-date>2011-09-19T10:42:00</meta:creation-date>
    <dc:date>2016-12-21T15:27:13.899000000</dc:date>
    <meta:editing-duration>PT10H32M34S</meta:editing-duration>
    <meta:generator>LibreOffice/5.1.6.2$Windows_x86 LibreOffice_project/07ac168c60a517dba0f0d7bc7540f5afa45f0909</meta:generator>
    <meta:document-statistic meta:table-count="1" meta:image-count="0" meta:object-count="0" meta:page-count="1" meta:paragraph-count="25" meta:word-count="269" meta:character-count="1530" meta:non-whitespace-character-count="1291"/>
    <meta:template xlink:type="simple" xlink:actuate="onRequest" xlink:title="Normal.dotm" xlink:href=""/>
  </office:meta>
</office:document-meta>
</file>